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f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49">
      <style:map style:condition="is-true-formula(([.A3]&lt;TODAY())*([.A3]&gt;=TODAY()-7))" style:apply-style-name="csCFpast7days" style:base-cell-address="Sheet1.A3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"template"</text:p>
          </table:table-cell>
          <table:table-cell office:value-type="string" calcext:value-type="string">
            <text:p>To be processed: B3:B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un <text:span text:style-name="T1">doItForThisSheetindexThisRange()</text:span> for the purpose.</text:p>
          </table:table-cell>
          <table:table-cell table:number-columns-repeated="2"/>
        </table:table-row>
        <table:table-row table:style-name="ro1">
          <table:table-cell table:style-name="ce2" table:formula="of:=TODAY()-2" office:value-type="date" office:date-value="2022-03-27" calcext:value-type="date">
            <text:p>2022-03-27</text:p>
          </table:table-cell>
          <table:table-cell table:formula="of:=TODAY()-2" office:value-type="date" office:date-value="2022-03-27" calcext:value-type="date">
            <text:p>2022-03-27</text:p>
          </table:table-cell>
          <table:table-cell table:number-columns-repeated="2"/>
        </table:table-row>
        <table:table-row table:style-name="ro1">
          <table:table-cell table:style-name="ce2" table:formula="of:=TODAY()" office:value-type="date" office:date-value="2022-03-29" calcext:value-type="date">
            <text:p>2022-03-29</text:p>
          </table:table-cell>
          <table:table-cell table:formula="of:=TODAY()" office:value-type="date" office:date-value="2022-03-29" calcext:value-type="date">
            <text:p>2022-03-29</text:p>
          </table:table-cell>
          <table:table-cell table:number-columns-repeated="2"/>
        </table:table-row>
        <table:table-row table:style-name="ro1" table:number-rows-repeated="26">
          <table:table-cell table:style-name="ce2"/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A3:Sheet1.A30">
            <calcext:condition calcext:apply-style-name="csCFpast7days" calcext:value="formula-is(([.A3]&lt;TODAY())*([.A3]&gt;=TODAY()-7))" calcext:base-cell-address="Sheet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font-size="10pt" fo:language="eo" fo:country="none" style:font-name-asian="Microsoft YaHei" style:font-size-asian="10pt" style:language-asian="zh" style:country-asian="CN" style:font-name-complex="Albany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sCFpast7day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6:30:03.565141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12:07:13.525000000</meta:creation-date>
    <dc:date>2022-03-29T16:30:35.203571756</dc:date>
    <meta:editing-duration>PT15M8S</meta:editing-duration>
    <meta:editing-cycles>6</meta:editing-cycles>
    <meta:generator>LibreOfficeDev/7.4.0.0.alpha0$Linux_X86_64 LibreOffice_project/1d4c4e82f1704eb66fb130ae03ee9ad28ddb2067</meta:generator>
    <meta:document-statistic meta:table-count="1" meta:cell-count="7" meta:object-count="0"/>
  </office:meta>
</office:document-meta>
</file>

<file path=Basic/Standard/cf.xml><?xml version="1.0" encoding="utf-8"?>
<!DOCTYPE module  PUBLIC '-//OpenOffice.org//DTD OfficeDocument 1.0//EN'  'module.dtd'>
<script:module xmlns:script="http://openoffice.org/2000/script" script:name="cf" script:language="StarBasic" script:moduleType="normal">REM  *****  BASIC  *****

REM The CF for part of column A was set via the common dialog.
REM The result was inspected and used as a kind of template.
REM Then your code was completed as needed. 
REM See also: https://forum.openoffice.org/en/forum/viewtopic.php?f=49&amp;t=93444

Sub doItForThisSheetindexThisRange(Optional pSheetIndex As Long, Optional pRangeName)
REM The naming is inconsistent due to the history of the code.
REM The Sub is a reworked version of one published in the mentioned question.
If IsMissing(pSheetIndex) Then pSheetIndex = 0
If IsMissing(pRangeName) Then pRangeName = "b3:b20"
Dim oRange As Object  
Dim oConFormat  
Dim oCF0(4) As New com.sun.star.beans.PropertyValue  
oRange = ThisComponent.Sheets(pSheetIndex).getCellRangeByName(pRangeName)  
oConFormat = oRange.ConditionalFormat  
oCF0(0).Name = "SourcePosition"  
oCF0(0).Value = oRange.getCellByPosition(0,0).getCellAddress()  
oCF0(1).Name = "Operator"  
oCF0(1).Value = 9
oCF0(2).Name = "Formula1"
oCF0(2).Value = "(b3&lt;TODAY())*(b3&gt;=TODAY()-7)"
oCF0(3).Name = "Formula2"
oCF0(3).Value = "0"
oCF0(4).Name = "StyleName"  
oCF0(4).Value = "csCFpast7days"  
oConFormat.addNew(oCF0)  
oRange.ConditionalFormat = oConFormat  
  h = oRange.ConditionalFormat(0) REM Only for inspection
REM After having tested this under V 6.2.3.2 or older outcomment the above
REM indented line to avoid the error it would raise under V 6.3.0.0.beta1.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f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